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384F7855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0.339cm, 0cm, 12.9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0.659cm" svg:height="22.965cm" svg:x="0.3cm" svg:y="0.1cm">
          <draw:image xlink:href="Pictures/1000000000000780000004384F7855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2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02-15T11:46:11</dc:date>
    <meta:generator>BrOffice.org/3.2$Unix OpenOffice.org_project/320m18$Build-9502</meta:generator>
    <meta:editing-duration>PT00H00M17S</meta:editing-duration>
    <meta:editing-cycles>1</meta:editing-cycles>
    <meta:document-statistic meta:object-count="1"/>
  </office:meta>
</office:document-meta>
</file>